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iberation " svg:font-family="Liberation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0*"/>
    </style:style>
    <style:style style:name="Tabla1.C" style:family="table-column">
      <style:table-column-properties style:column-width="4.251cm" style:rel-column-width="16387*"/>
    </style:style>
    <style:style style:name="Tabla1.D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766cm"/>
    </style:style>
    <style:style style:name="Tabla2.13" style:family="table-row">
      <style:table-row-properties style:min-row-height="0.356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7b4f4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officeooo:rsid="000c9068" officeooo:paragraph-rsid="00125f65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12pt" officeooo:rsid="000c9068" officeooo:paragraph-rsid="00125f65" fo:background-color="#ffffff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c9068" officeooo:paragraph-rsid="00125f65" fo:background-color="#ffffff" style:font-size-asian="12pt" style:font-size-complex="12pt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7e9af" officeooo:paragraph-rsid="0027e9af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22536e" officeooo:paragraph-rsid="0022536e" style:font-weight-asian="bold" style:font-weight-complex="bold"/>
    </style:style>
    <style:style style:name="P9" style:family="paragraph" style:parent-style-name="Text_20_body">
      <style:text-properties officeooo:rsid="00241b36" officeooo:paragraph-rsid="0024aece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c9068" officeooo:paragraph-rsid="00125f65" fo:background-color="#ffffff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c9068" officeooo:paragraph-rsid="0010c632" fo:background-color="#fffff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0c632" officeooo:paragraph-rsid="0010c632" fo:background-color="#ffffff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0c632" officeooo:paragraph-rsid="00125f65" fo:background-color="#ffffff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2d68b" officeooo:paragraph-rsid="0012d68b" fo:background-color="#fffff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39b67" officeooo:paragraph-rsid="00139b67" fo:background-color="#ffffff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526c2" officeooo:paragraph-rsid="001526c2" fo:background-color="#fffff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60ef4" officeooo:paragraph-rsid="00160ef4" fo:background-color="#ffffff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7922f" officeooo:paragraph-rsid="0017922f" fo:background-color="#fffff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80b17" officeooo:paragraph-rsid="00180b17" fo:background-color="#fffff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ca330" officeooo:paragraph-rsid="001ca330" fo:background-color="#ffffff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2d093" officeooo:paragraph-rsid="0012d093" fo:background-color="#ffffff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25f65" officeooo:paragraph-rsid="00125f65" fo:background-color="#ffffff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06578" officeooo:paragraph-rsid="00125f65" fo:background-color="#ffffff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06578" officeooo:paragraph-rsid="0010c632" fo:background-color="#ffffff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5d1fe" officeooo:paragraph-rsid="0035d1fe" fo:background-color="#ffffff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4474d" officeooo:paragraph-rsid="0034474d" fo:background-color="#fffff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922b9" officeooo:paragraph-rsid="003922b9" fo:background-color="#ffffff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f42e9" officeooo:paragraph-rsid="002f42e9" fo:background-color="#ffffff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ebf5a" officeooo:paragraph-rsid="002ebf5a" fo:background-color="#ffffff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30c61" officeooo:paragraph-rsid="00330c61" fo:background-color="#ffffff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84714" officeooo:paragraph-rsid="00384714" fo:background-color="#ffffff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erif" fo:font-size="12pt" officeooo:paragraph-rsid="003a5c9f" fo:background-color="#fffff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Liberation Serif" fo:font-size="12pt" officeooo:paragraph-rsid="003bff63" fo:background-color="#ffffff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bff63" officeooo:paragraph-rsid="003bff63" fo:background-color="#ffffff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ce333" officeooo:paragraph-rsid="003ce333" fo:background-color="#ffffff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ed44d" officeooo:paragraph-rsid="003ed44d" fo:background-color="#ffffff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00de1" officeooo:paragraph-rsid="00400de1" fo:background-color="#ffffff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0a5fb" officeooo:paragraph-rsid="0040a5fb" fo:background-color="#ffffff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095151" officeooo:paragraph-rsid="00095151" fo:background-color="#ffffff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10c632" officeooo:paragraph-rsid="0010c632"/>
    </style:style>
    <style:style style:name="P41" style:family="paragraph" style:parent-style-name="Table_20_Contents">
      <style:paragraph-properties fo:text-align="center" style:justify-single-word="false"/>
      <style:text-properties officeooo:rsid="0010c632" officeooo:paragraph-rsid="00125f65"/>
    </style:style>
    <style:style style:name="P42" style:family="paragraph" style:parent-style-name="Table_20_Contents">
      <style:paragraph-properties fo:text-align="center" style:justify-single-word="false"/>
      <style:text-properties officeooo:rsid="0028200d" officeooo:paragraph-rsid="0028200d"/>
    </style:style>
    <style:style style:name="P43" style:family="paragraph" style:parent-style-name="Table_20_Contents">
      <style:paragraph-properties fo:text-align="center" style:justify-single-word="false"/>
      <style:text-properties officeooo:rsid="0028c575" officeooo:paragraph-rsid="0028c575"/>
    </style:style>
    <style:style style:name="P44" style:family="paragraph" style:parent-style-name="Table_20_Contents">
      <style:paragraph-properties fo:text-align="center" style:justify-single-word="false"/>
      <style:text-properties officeooo:rsid="002b60e9" officeooo:paragraph-rsid="002b60e9"/>
    </style:style>
    <style:style style:name="P45" style:family="paragraph" style:parent-style-name="Table_20_Contents">
      <style:paragraph-properties fo:text-align="center" style:justify-single-word="false"/>
      <style:text-properties officeooo:rsid="002d23b5" officeooo:paragraph-rsid="002d23b5"/>
    </style:style>
    <style:style style:name="P46" style:family="paragraph" style:parent-style-name="Table_20_Contents">
      <style:paragraph-properties fo:text-align="center" style:justify-single-word="false"/>
      <style:text-properties officeooo:rsid="002dca23" officeooo:paragraph-rsid="002dca23"/>
    </style:style>
    <style:style style:name="P47" style:family="paragraph" style:parent-style-name="Table_20_Contents">
      <style:paragraph-properties fo:text-align="center" style:justify-single-word="false"/>
      <style:text-properties officeooo:rsid="002ebf5a" officeooo:paragraph-rsid="002ebf5a"/>
    </style:style>
    <style:style style:name="P4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c9068" officeooo:paragraph-rsid="00125f65" fo:background-color="#ffffff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349a5" officeooo:paragraph-rsid="004349a5" fo:background-color="#ffffff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3da7c" officeooo:paragraph-rsid="0043da7c" fo:background-color="#ffffff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officeooo:rsid="0048ed5c" officeooo:paragraph-rsid="0048ed5c"/>
    </style:style>
    <style:style style:name="P52" style:family="paragraph" style:parent-style-name="Table_20_Contents">
      <style:paragraph-properties fo:text-align="center" style:justify-single-word="false"/>
      <style:text-properties officeooo:rsid="004badd9" officeooo:paragraph-rsid="004badd9"/>
    </style:style>
    <style:style style:name="P53" style:family="paragraph" style:parent-style-name="Table_20_Contents">
      <style:paragraph-properties fo:text-align="center" style:justify-single-word="false"/>
      <style:text-properties officeooo:rsid="004d871f" officeooo:paragraph-rsid="004d871f"/>
    </style:style>
    <style:style style:name="P54" style:family="paragraph" style:parent-style-name="Table_20_Contents">
      <style:paragraph-properties fo:text-align="center" style:justify-single-word="false"/>
      <style:text-properties officeooo:rsid="0050df1b" officeooo:paragraph-rsid="0050df1b"/>
    </style:style>
    <style:style style:name="P55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557558" officeooo:paragraph-rsid="00557558" style:font-size-asian="12pt" style:font-size-complex="12pt"/>
    </style:style>
    <style:style style:name="P56" style:family="paragraph" style:parent-style-name="Text_20_body">
      <style:paragraph-properties fo:margin-top="0cm" fo:margin-bottom="0cm" loext:contextual-spacing="true" fo:text-align="center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officeooo:rsid="005397ef" officeooo:paragraph-rsid="005397ef" style:font-size-asian="12pt" style:font-size-complex="12pt"/>
    </style:style>
    <style:style style:name="P57" style:family="paragraph" style:parent-style-name="Table_20_Contents">
      <style:paragraph-properties fo:margin-top="0cm" fo:margin-bottom="0cm" loext:contextual-spacing="true" fo:text-align="center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officeooo:rsid="005703ea" officeooo:paragraph-rsid="005703ea" fo:background-color="#ffffff" style:font-size-asian="12pt" style:font-size-complex="12pt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59" style:family="paragraph" style:parent-style-name="Standard">
      <style:paragraph-properties fo:orphans="2" fo:widows="2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60" style:family="paragraph" style:parent-style-name="Standard">
      <style:text-properties officeooo:rsid="0048a8d2" officeooo:paragraph-rsid="0048a8d2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48a8d2" officeooo:paragraph-rsid="0048a8d2" style:font-weight-asian="bold" style:font-weight-complex="bold"/>
    </style:style>
    <style:style style:name="P62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63" style:family="paragraph" style:parent-style-name="Text_20_body" style:list-style-name="L1">
      <style:paragraph-properties fo:margin-top="0cm" fo:margin-bottom="0cm" loext:contextual-spacing="true"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64" style:family="paragraph" style:parent-style-name="Text_20_body" style:list-style-name="L1">
      <style:paragraph-properties fo:margin-top="0cm" fo:margin-bottom="0cm" loext:contextual-spacing="tru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65" style:family="paragraph" style:parent-style-name="Text_20_body" style:list-style-name="L2">
      <style:paragraph-properties fo:margin-top="0cm" fo:margin-bottom="0cm" loext:contextual-spacing="tru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66" style:family="paragraph" style:parent-style-name="Text_20_body" style:list-style-name="L1">
      <style:paragraph-properties fo:margin-top="0cm" fo:margin-bottom="0cm" loext:contextual-spacing="true" fo:orphans="2" fo:widows="2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67" style:family="paragraph" style:parent-style-name="Text_20_body" style:list-style-name="L2">
      <style:paragraph-properties fo:margin-top="0cm" fo:margin-bottom="0cm" loext:contextual-spacing="true" fo:orphans="2" fo:widows="2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P68" style:family="paragraph" style:parent-style-name="Text_20_body" style:list-style-name="L1">
      <style:paragraph-properties fo:margin-top="0cm" fo:margin-bottom="0cm" loext:contextual-spacing="tru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69" style:family="paragraph" style:parent-style-name="Text_20_body" style:list-style-name="L1">
      <style:paragraph-properties fo:margin-top="0cm" fo:margin-bottom="0cm" loext:contextual-spacing="tru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0" style:family="paragraph" style:parent-style-name="Text_20_body" style:list-style-name="L1">
      <style:paragraph-properties fo:margin-top="0cm" fo:margin-bottom="0cm" loext:contextual-spacing="true" fo:orphans="2" fo:widows="2"/>
      <style:text-properties fo:color="#000000" style:font-name="Liberation Serif" fo:font-size="12pt" style:font-size-asian="12pt" style:font-size-complex="12pt"/>
    </style:style>
    <style:style style:name="P71" style:family="paragraph" style:parent-style-name="Text_20_body" style:list-style-name="L1">
      <style:paragraph-properties fo:margin-top="0cm" fo:margin-bottom="0cm" loext:contextual-spacing="true" fo:orphans="2" fo:widows="2"/>
      <style:text-properties fo:color="#000000" style:font-name="Liberation Serif" fo:font-size="12pt" fo:background-color="#ffffff" style:font-size-asian="12pt" style:font-size-complex="12pt"/>
    </style:style>
    <style:style style:name="T1" style:family="text">
      <style:text-properties officeooo:rsid="0007b58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4d871f"/>
    </style:style>
    <style:style style:name="T4" style:family="text">
      <style:text-properties fo:font-variant="normal" fo:text-transform="none" fo:letter-spacing="normal" fo:font-style="normal" fo:font-weight="bold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40a5fb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ffffff" style:font-name="Lato" fo:font-size="9.60000038146973pt" fo:letter-spacing="normal" fo:font-style="normal" fo:font-weight="normal"/>
    </style:style>
    <style:style style:name="T9" style:family="text">
      <style:text-properties fo:font-variant="normal" fo:text-transform="none" fo:color="#ffffff" fo:font-size="9.60000038146973pt" fo:letter-spacing="normal" fo:font-style="normal" fo:font-weight="normal"/>
    </style:style>
    <style:style style:name="T10" style:family="text">
      <style:text-properties fo:font-variant="normal" fo:text-transform="none" fo:color="#ffffff" fo:letter-spacing="normal" fo:font-style="normal" fo:font-weight="normal"/>
    </style:style>
    <style:style style:name="T11" style:family="text">
      <style:text-properties officeooo:rsid="00241b36"/>
    </style:style>
    <style:style style:name="T12" style:family="text">
      <style:text-properties officeooo:rsid="0024aece"/>
    </style:style>
    <style:style style:name="T13" style:family="text">
      <style:text-properties officeooo:rsid="003a5c9f"/>
    </style:style>
    <style:style style:name="T14" style:family="text">
      <style:text-properties officeooo:rsid="003bff63"/>
    </style:style>
    <style:style style:name="T15" style:family="text">
      <style:text-properties officeooo:rsid="0042af93"/>
    </style:style>
    <style:style style:name="T16" style:family="text">
      <style:text-properties officeooo:rsid="0048ed5c"/>
    </style:style>
    <style:style style:name="T17" style:family="text">
      <style:text-properties officeooo:rsid="004a7243"/>
    </style:style>
    <style:style style:name="T18" style:family="text">
      <style:text-properties officeooo:rsid="004badd9"/>
    </style:style>
    <style:style style:name="T19" style:family="text">
      <style:text-properties officeooo:rsid="004d871f"/>
    </style:style>
    <style:style style:name="T20" style:family="text">
      <style:text-properties officeooo:rsid="0054f9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scr<text:span text:style-name="T11">ipción Breve</text:span></text:p>
      <text:p text:style-name="P9">Ayesa es una multinacional española especializada en ingeniería, tecnología y consultoría. Se fundo en 1966 por José Luis Manzanares Japón.</text:p>
      <text:p text:style-name="P9"><text:span text:style-name="T12">Posee una gran cantidad de sedes alrededor del mundo. Su sede central se encuentra en Sevilla (España) y tiene delegaciones en otras ciudades españolas como Madrid, Córdoba, Barcelona y Leioa. Más abajo se encuentra una tabla con todas las sedes de la empresa, indicando su localización, teléfono de contacto y correo electrónico.</text:span> </text:p>
      <text:p text:style-name="Text_20_body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39">SEDE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4">Nombre</text:p>
          </table:table-cell>
          <table:table-cell table:style-name="Tabla1.A2" office:value-type="string">
            <text:p text:style-name="P11">Localización</text:p>
          </table:table-cell>
          <table:table-cell table:style-name="Tabla1.A2" office:value-type="string">
            <text:p text:style-name="P11">Teléfono</text:p>
          </table:table-cell>
          <table:table-cell table:style-name="Tabla1.D2" office:value-type="string">
            <text:p text:style-name="P12">Correo</text:p>
          </table:table-cell>
        </table:table-row>
        <table:table-row>
          <table:table-cell table:style-name="Tabla1.A2" office:value-type="string">
            <text:p text:style-name="P24">Sevilla, Sede Central</text:p>
          </table:table-cell>
          <table:table-cell table:style-name="Tabla1.A2" office:value-type="string">
            <text:p text:style-name="P11"><text:span text:style-name="T2">Marie Curie, 2 - Edificio Ayesa</text:span><text:line-break/><text:span text:style-name="T2">PCT Cartuja</text:span><text:line-break/><text:span text:style-name="T2">41092 Sevilla, España</text:span></text:p>
          </table:table-cell>
          <table:table-cell table:style-name="Tabla1.A2" office:value-type="string">
            <text:p text:style-name="P11"><text:span text:style-name="T2">+(34) 954 46 70 46</text:span> </text:p>
          </table:table-cell>
          <table:table-cell table:style-name="Tabla1.D2" office:value-type="string">
            <text:p text:style-name="P40"><text:a xlink:type="simple" xlink:href="mailto:info@ayesa.com" text:style-name="Internet_20_link" text:visited-style-name="Visited_20_Internet_20_Link"><text:span text:style-name="T5">info@ayesa.com</text:span></text:a></text:p>
          </table:table-cell>
        </table:table-row>
        <table:table-row>
          <table:table-cell table:style-name="Tabla1.A2" office:value-type="string">
            <text:p text:style-name="P23">Torre Sevilla</text:p>
          </table:table-cell>
          <table:table-cell table:style-name="Tabla1.A2" office:value-type="string">
            <text:p text:style-name="P10"><text:span text:style-name="T2">Gonzalo Jiménez de Quesada, 2</text:span><text:line-break/><text:span text:style-name="T2">Torre Sevilla, planta 11</text:span><text:line-break/><text:span text:style-name="T2">PCT Cartuja</text:span><text:line-break/><text:span text:style-name="T2">41092 Sevilla (España)</text:span></text:p>
          </table:table-cell>
          <table:table-cell table:style-name="Tabla1.A2" office:value-type="string">
            <text:p text:style-name="P10"><text:span text:style-name="T2">+(34) 955 04 36 00</text:span> </text:p>
          </table:table-cell>
          <table:table-cell table:style-name="Tabla1.D2" office:value-type="string">
            <text:p text:style-name="P41"><text:a xlink:type="simple" xlink:href="mailto:info@ayesa.com" text:style-name="Internet_20_link" text:visited-style-name="Visited_20_Internet_20_Link"><text:span text:style-name="T5">info@ayesa.com</text:span></text:a></text:p>
          </table:table-cell>
        </table:table-row>
        <table:table-row>
          <table:table-cell table:style-name="Tabla1.A2" office:value-type="string">
            <text:p text:style-name="P22">Madrid</text:p>
          </table:table-cell>
          <table:table-cell table:style-name="Tabla1.A2" office:value-type="string">
            <text:p text:style-name="P10"><text:span text:style-name="T2">Paseo de la Castellana, 91, 10ª Planta</text:span><text:line-break/><text:span text:style-name="T2">28046 Madrid, España</text:span></text:p>
          </table:table-cell>
          <table:table-cell table:style-name="Tabla1.A2" office:value-type="string">
            <text:p text:style-name="P10"><text:span text:style-name="T2">+(34) 914 11 96 50</text:span> </text:p>
          </table:table-cell>
          <table:table-cell table:style-name="Tabla1.D2" office:value-type="string">
            <text:p text:style-name="P40"><text:a xlink:type="simple" xlink:href="mailto:madrid@ayesa.com" text:style-name="Internet_20_link" text:visited-style-name="Visited_20_Internet_20_Link"><text:span text:style-name="T5">madrid@ayesa.com</text:span></text:a></text:p>
          </table:table-cell>
        </table:table-row>
        <table:table-row>
          <table:table-cell table:style-name="Tabla1.A2" office:value-type="string">
            <text:p text:style-name="P23">Cataluña y Baleares</text:p>
          </table:table-cell>
          <table:table-cell table:style-name="Tabla1.A2" office:value-type="string">
            <text:p text:style-name="P10"><text:span text:style-name="T2">Nápoles, 249, 5º planta</text:span><text:line-break/><text:span text:style-name="T2">08013 Barcelona, España</text:span></text:p>
          </table:table-cell>
          <table:table-cell table:style-name="Tabla1.A2" office:value-type="string">
            <text:p text:style-name="P48">+(34) 935 11 52 80 / +(34) 933 63 04 98</text:p>
          </table:table-cell>
          <table:table-cell table:style-name="Tabla1.D2" office:value-type="string">
            <text:p text:style-name="P40"><text:a xlink:type="simple" xlink:href="mailto:catalunya@ayesa.com" text:style-name="Internet_20_link" text:visited-style-name="Visited_20_Internet_20_Link"><text:span text:style-name="T5">catalunya@ayesa.com</text:span></text:a></text:p>
          </table:table-cell>
        </table:table-row>
        <table:table-row>
          <table:table-cell table:style-name="Tabla1.A2" office:value-type="string">
            <text:p text:style-name="P13">Córdoba</text:p>
          </table:table-cell>
          <table:table-cell table:style-name="Tabla1.A2" office:value-type="string">
            <text:p text:style-name="P10"><text:span text:style-name="T2">José María Martorell, 24, 1º 1</text:span><text:line-break/><text:span text:style-name="T2">14005 Córdoba, España</text:span></text:p>
          </table:table-cell>
          <table:table-cell table:style-name="Tabla1.A2" office:value-type="string">
            <text:p text:style-name="P48">+(34) 957 76 17 28</text:p>
          </table:table-cell>
          <table:table-cell table:style-name="Tabla1.D2" office:value-type="string">
            <text:p text:style-name="P40"><text:a xlink:type="simple" xlink:href="mailto:cordoba@ayesa.com" text:style-name="Internet_20_link" text:visited-style-name="Visited_20_Internet_20_Link"><text:span text:style-name="T5">cordoba@ayesa.com</text:span></text:a></text:p>
          </table:table-cell>
        </table:table-row>
        <table:table-row>
          <table:table-cell table:style-name="Tabla1.A2" office:value-type="string">
            <text:p text:style-name="P22">País Vasco</text:p>
          </table:table-cell>
          <table:table-cell table:style-name="Tabla1.A2" office:value-type="string">
            <text:p text:style-name="P10"><text:span text:style-name="T2">Paseo Landabarri, 2, 2ª Planta</text:span><text:line-break/><text:span text:style-name="T2">48940 Leioa (Bizkaia), España</text:span></text:p>
          </table:table-cell>
          <table:table-cell table:style-name="Tabla1.A2" office:value-type="string">
            <text:p text:style-name="P48">+(34) 944 81 02 76</text:p>
          </table:table-cell>
          <table:table-cell table:style-name="Tabla1.D2" office:value-type="string">
            <text:p text:style-name="P40"><text:a xlink:type="simple" xlink:href="mailto:bilbao@ayesa.com" text:style-name="Internet_20_link" text:visited-style-name="Visited_20_Internet_20_Link"><text:span text:style-name="T5">bilbao@ayesa.com</text:span></text:a></text:p>
          </table:table-cell>
        </table:table-row>
        <table:table-row>
          <table:table-cell table:style-name="Tabla1.A2" office:value-type="string">
            <text:p text:style-name="P21">CD México</text:p>
          </table:table-cell>
          <table:table-cell table:style-name="Tabla1.A2" office:value-type="string">
            <text:p text:style-name="P2"><text:span text:style-name="Strong_20_Emphasis"><text:span text:style-name="T4">CD México</text:span></text:span></text:p>
            <text:p text:style-name="P7">Paseo de la Reforma, 284, Piso 20-A<text:line-break/>Colonia Juarez<text:line-break/>Del. Cuauhtémoc<text:line-break/>06600 CD México</text:p>
          </table:table-cell>
          <table:table-cell table:style-name="Tabla1.A2" office:value-type="string">
            <text:p text:style-name="P48">+(52) 55 36 40 17 00</text:p>
          </table:table-cell>
          <table:table-cell table:style-name="Tabla1.D2" office:value-type="string">
            <text:p text:style-name="P40"><text:a xlink:type="simple" xlink:href="mailto:mexicodf@ayesa.com" text:style-name="Internet_20_link" text:visited-style-name="Visited_20_Internet_20_Link"><text:span text:style-name="T5">mexicodf@ayesa.com</text:span></text:a></text:p>
          </table:table-cell>
        </table:table-row>
        <table:table-row>
          <table:table-cell table:style-name="Tabla1.A2" office:value-type="string">
            <text:p text:style-name="P14">Brasil</text:p>
          </table:table-cell>
          <table:table-cell table:style-name="Tabla1.A2" office:value-type="string">
            <text:p text:style-name="P2"><text:span text:style-name="Strong_20_Emphasis"><text:span text:style-name="T4">Porto Alegre</text:span></text:span></text:p>
            <text:p text:style-name="P7">Siqueira Campos, 1189 3º Andar -<text:line-break/>Cep: 90010-001 - Porto Alegre / RS</text:p>
          </table:table-cell>
          <table:table-cell table:style-name="Tabla1.A2" office:value-type="string">
            <text:p text:style-name="P48">+(55) 51 3018 1006</text:p>
          </table:table-cell>
          <table:table-cell table:style-name="Tabla1.D2" office:value-type="string">
            <text:p text:style-name="P40"><text:a xlink:type="simple" xlink:href="mailto:portoalegre@ayesa.com" text:style-name="Internet_20_link" text:visited-style-name="Visited_20_Internet_20_Link"><text:span text:style-name="T5">portoalegre@ayesa.com</text:span></text:a></text:p>
          </table:table-cell>
        </table:table-row>
        <table:table-row>
          <table:table-cell table:style-name="Tabla1.A2" office:value-type="string">
            <text:p text:style-name="P14">Polonia</text:p>
          </table:table-cell>
          <table:table-cell table:style-name="Tabla1.A2" office:value-type="string">
            <text:p text:style-name="P2"><text:span text:style-name="Strong_20_Emphasis"><text:span text:style-name="T4">Silesia</text:span></text:span></text:p>
            <text:p text:style-name="P7">Ul. Szyb Walenty, 26a <text:line-break/><text:soft-page-break/>41-700 Ruda Slaska, Polonia</text:p>
          </table:table-cell>
          <table:table-cell table:style-name="Tabla1.A2" office:value-type="string">
            <text:p text:style-name="P48">+(48) 32 789 51 80</text:p>
          </table:table-cell>
          <table:table-cell table:style-name="Tabla1.D2" office:value-type="string">
            <text:p text:style-name="P12">silesia@ayesa.com</text:p>
          </table:table-cell>
        </table:table-row>
        <table:table-row>
          <table:table-cell table:style-name="Tabla1.A2" office:value-type="string">
            <text:p text:style-name="P14">Marruecos</text:p>
          </table:table-cell>
          <table:table-cell table:style-name="Tabla1.A2" office:value-type="string">
            <text:p text:style-name="P2"><text:span text:style-name="Strong_20_Emphasis"><text:span text:style-name="T4">Rabat</text:span></text:span></text:p>
            <text:p text:style-name="P7">Avenue Atlas - Immeuble nº 3<text:line-break/>Agdal<text:line-break/>10080 Rabat (Maroc)</text:p>
          </table:table-cell>
          <table:table-cell table:style-name="Tabla1.A2" office:value-type="string">
            <text:p text:style-name="P48">+(212) 537.68.10.73</text:p>
          </table:table-cell>
          <table:table-cell table:style-name="Tabla1.D2" office:value-type="string">
            <text:p text:style-name="P40"><text:a xlink:type="simple" xlink:href="mailto:rabat@ayesa.com" text:style-name="Internet_20_link" text:visited-style-name="Visited_20_Internet_20_Link"><text:span text:style-name="T5">rabat@ayesa.com</text:span></text:a></text:p>
          </table:table-cell>
        </table:table-row>
        <table:table-row>
          <table:table-cell table:style-name="Tabla1.A2" office:value-type="string">
            <text:p text:style-name="P15">Argelia SARL</text:p>
          </table:table-cell>
          <table:table-cell table:style-name="Tabla1.A2" office:value-type="string">
            <text:p text:style-name="P2"><text:span text:style-name="Strong_20_Emphasis"><text:span text:style-name="T4">Argel</text:span></text:span></text:p>
            <text:p text:style-name="P7">Garidi 2 BT 60 Nº 06<text:line-break/>Kouba - Alger</text:p>
          </table:table-cell>
          <table:table-cell table:style-name="Tabla1.A2" office:value-type="string">
            <text:p text:style-name="P48">+ (213) 770 70 66 10</text:p>
          </table:table-cell>
          <table:table-cell table:style-name="Tabla1.D2" office:value-type="string">
            <text:p text:style-name="P40"><text:a xlink:type="simple" xlink:href="mailto:argel@ayesa.com" text:style-name="Internet_20_link" text:visited-style-name="Visited_20_Internet_20_Link"><text:span text:style-name="T5">argel@ayesa.com</text:span></text:a></text:p>
          </table:table-cell>
        </table:table-row>
        <table:table-row>
          <table:table-cell table:style-name="Tabla1.A2" office:value-type="string">
            <text:p text:style-name="P16">India</text:p>
          </table:table-cell>
          <table:table-cell table:style-name="Tabla1.A2" office:value-type="string">
            <text:p text:style-name="P2"><text:span text:style-name="Strong_20_Emphasis"><text:span text:style-name="T4">Delhi</text:span></text:span></text:p>
            <text:p text:style-name="P7">D 99, 4th Floor Sector 2,<text:line-break/>Noida - 201301<text:line-break/>India</text:p>
          </table:table-cell>
          <table:table-cell table:style-name="Tabla1.A2" office:value-type="string">
            <text:p text:style-name="P48">+(91) 120 490 8800</text:p>
          </table:table-cell>
          <table:table-cell table:style-name="Tabla1.D2" office:value-type="string">
            <text:p text:style-name="P40"><text:a xlink:type="simple" xlink:href="mailto:delhi@ayesa.com" text:style-name="Internet_20_link" text:visited-style-name="Visited_20_Internet_20_Link"><text:span text:style-name="T5">delhi@ayesa.com</text:span></text:a></text:p>
          </table:table-cell>
        </table:table-row>
        <table:table-row>
          <table:table-cell table:style-name="Tabla1.A2" office:value-type="string">
            <text:p text:style-name="P16">Panamá</text:p>
          </table:table-cell>
          <table:table-cell table:style-name="Tabla1.A2" office:value-type="string">
            <text:p text:style-name="P2"><text:span text:style-name="Strong_20_Emphasis"><text:span text:style-name="T4">Panamá</text:span></text:span></text:p>
            <text:p text:style-name="P7">Samuel Lewis, Plaza Obarrio, M-303<text:line-break/>Ciudad de Panamá (Panamá)</text:p>
          </table:table-cell>
          <table:table-cell table:style-name="Tabla1.A2" office:value-type="string">
            <text:p text:style-name="P10"><text:span text:style-name="T2">(+507) 366 80 00</text:span><text:line-break/><text:span text:style-name="T2">(+507) 366 80 01</text:span><text:line-break/><text:span text:style-name="T2">(+507) 366 80 02</text:span><text:line-break/><text:span text:style-name="T2">(+507) 366 80 03</text:span></text:p>
          </table:table-cell>
          <table:table-cell table:style-name="Tabla1.D2" office:value-type="string">
            <text:p text:style-name="P40"><text:a xlink:type="simple" xlink:href="mailto:panama@ayesa.com" text:style-name="Internet_20_link" text:visited-style-name="Visited_20_Internet_20_Link"><text:span text:style-name="T5">panama@ayesa.com</text:span></text:a></text:p>
          </table:table-cell>
        </table:table-row>
        <table:table-row>
          <table:table-cell table:style-name="Tabla1.A2" office:value-type="string">
            <text:p text:style-name="P16">Colombia</text:p>
          </table:table-cell>
          <table:table-cell table:style-name="Tabla1.A2" office:value-type="string">
            <text:p text:style-name="P2"><text:span text:style-name="Strong_20_Emphasis"><text:span text:style-name="T4">Bogotá</text:span></text:span></text:p>
            <text:p text:style-name="P7">Carrera 7 A No. 124 – 93<text:line-break/>Bogotá</text:p>
          </table:table-cell>
          <table:table-cell table:style-name="Tabla1.A2" office:value-type="string">
            <text:p text:style-name="P48">+(571) 704 27 82</text:p>
          </table:table-cell>
          <table:table-cell table:style-name="Tabla1.D2" office:value-type="string">
            <text:p text:style-name="P40"><text:a xlink:type="simple" xlink:href="mailto:bogota@ayesa.com" text:style-name="Internet_20_link" text:visited-style-name="Visited_20_Internet_20_Link"><text:span text:style-name="T5">bogota@ayesa.com</text:span></text:a></text:p>
          </table:table-cell>
        </table:table-row>
        <table:table-row>
          <table:table-cell table:style-name="Tabla1.A2" office:value-type="string">
            <text:p text:style-name="P17">Perú</text:p>
          </table:table-cell>
          <table:table-cell table:style-name="Tabla1.A2" office:value-type="string">
            <text:p text:style-name="P2"><text:span text:style-name="Strong_20_Emphasis"><text:span text:style-name="T4">Lima</text:span></text:span></text:p>
            <text:p text:style-name="P7">Avenida República de Panamá 3418<text:line-break/>Oficina 801, San Isidro Lima 27</text:p>
          </table:table-cell>
          <table:table-cell table:style-name="Tabla1.A2" office:value-type="string">
            <text:p text:style-name="P48">+(511) 637 38 44 / 637 38 45 / 637</text:p>
          </table:table-cell>
          <table:table-cell table:style-name="Tabla1.D2" office:value-type="string">
            <text:p text:style-name="P40"><text:a xlink:type="simple" xlink:href="mailto:lima@ayesa.com" text:style-name="Internet_20_link" text:visited-style-name="Visited_20_Internet_20_Link"><text:span text:style-name="T5">lima@ayesa.com</text:span></text:a></text:p>
          </table:table-cell>
        </table:table-row>
        <table:table-row>
          <table:table-cell table:style-name="Tabla1.A2" office:value-type="string">
            <text:p text:style-name="P18">Chile</text:p>
          </table:table-cell>
          <table:table-cell table:style-name="Tabla1.A2" office:value-type="string">
            <text:p text:style-name="P2"><text:span text:style-name="Strong_20_Emphasis"><text:span text:style-name="T4">Santiago</text:span></text:span></text:p>
            <text:p text:style-name="P7">Av. Santa Rosa, 79-piso 9<text:line-break/>Santiago<text:line-break/>CP. 8320000 Santiago de Chile</text:p>
          </table:table-cell>
          <table:table-cell table:style-name="Tabla1.A2" office:value-type="string">
            <text:p text:style-name="P48">(+56 2) 27603300</text:p>
          </table:table-cell>
          <table:table-cell table:style-name="Tabla1.D2" office:value-type="string">
            <text:p text:style-name="P40"><text:a xlink:type="simple" xlink:href="mailto:santiago@ayesa.com" text:style-name="Internet_20_link" text:visited-style-name="Visited_20_Internet_20_Link"><text:span text:style-name="T5">santiago@ayesa.com</text:span></text:a></text:p>
          </table:table-cell>
        </table:table-row>
        <table:table-row>
          <table:table-cell table:style-name="Tabla1.A2" office:value-type="string">
            <text:p text:style-name="P19">Ecuador</text:p>
          </table:table-cell>
          <table:table-cell table:style-name="Tabla1.A2" office:value-type="string">
            <text:p text:style-name="P2"><text:span text:style-name="Strong_20_Emphasis"><text:span text:style-name="T4">Quito</text:span></text:span></text:p>
            <text:p text:style-name="P7">Calle Lizardo García E10-80 y Av. 12 de Octubre<text:line-break/>Edificio Alto Aragón, piso9<text:line-break/>170523 Quito</text:p>
          </table:table-cell>
          <table:table-cell table:style-name="Tabla1.A2" office:value-type="string">
            <text:p text:style-name="P48">+(593) 232 30 555</text:p>
          </table:table-cell>
          <table:table-cell table:style-name="Tabla1.D2" office:value-type="string">
            <text:p text:style-name="P40"><text:a xlink:type="simple" xlink:href="mailto:quito@ayesa.com" text:style-name="Internet_20_link" text:visited-style-name="Visited_20_Internet_20_Link"><text:span text:style-name="T5">quito@ayesa.com</text:span></text:a></text:p>
          </table:table-cell>
        </table:table-row>
        <table:table-row>
          <table:table-cell table:style-name="Tabla1.A2" office:value-type="string">
            <text:p text:style-name="P20">UK</text:p>
          </table:table-cell>
          <table:table-cell table:style-name="Tabla1.A2" office:value-type="string">
            <text:p text:style-name="P2"><text:span text:style-name="Strong_20_Emphasis"><text:span text:style-name="T4">Londres</text:span></text:span></text:p>
            <text:p text:style-name="P7">Regus More London, 1st Floor<text:line-break/>3 More London <text:soft-page-break/>Riverside</text:p>
            <text:p text:style-name="P59">London Bridge<text:line-break/>London, SE1 2RE</text:p>
          </table:table-cell>
          <table:table-cell table:style-name="Tabla1.A2" office:value-type="string">
            <text:p text:style-name="P48">+44 (0) 20 8433 6950 </text:p>
          </table:table-cell>
          <table:table-cell table:style-name="Tabla1.D2" office:value-type="string">
            <text:p text:style-name="P40"><text:a xlink:type="simple" xlink:href="mailto:uk@ayesa.com" text:style-name="Internet_20_link" text:visited-style-name="Visited_20_Internet_20_Link"><text:span text:style-name="T5">uk@ayesa.com</text:span></text:a></text:p>
          </table:table-cell>
        </table:table-row>
        <table:table-row>
          <table:table-cell table:style-name="Tabla1.A2" office:value-type="string">
            <text:p text:style-name="P20">Filipinas</text:p>
          </table:table-cell>
          <table:table-cell table:style-name="Tabla1.A2" office:value-type="string">
            <text:p text:style-name="P2"><text:span text:style-name="Strong_20_Emphasis"><text:span text:style-name="T4">Manila</text:span></text:span></text:p>
            <text:p text:style-name="P7">6th Floor, OPL Building, Palanca St.<text:line-break/>Legazpi Village, Makati City 1229<text:line-break/>Metro Manila</text:p>
          </table:table-cell>
          <table:table-cell table:style-name="Tabla1.A2" office:value-type="string">
            <text:p text:style-name="P48">(+63) 9177003432</text:p>
          </table:table-cell>
          <table:table-cell table:style-name="Tabla1.D2" office:value-type="string">
            <text:p text:style-name="P40"><text:a xlink:type="simple" xlink:href="mailto:manila@ayesa.com" text:style-name="Internet_20_link" text:visited-style-name="Visited_20_Internet_20_Link"><text:span text:style-name="T5">manila@ayesa.com</text:span></text:a></text:p>
          </table:table-cell>
        </table:table-row>
        <table:table-row>
          <table:table-cell table:style-name="Tabla1.A2" office:value-type="string">
            <text:p text:style-name="P20">Arabia Saudí</text:p>
          </table:table-cell>
          <table:table-cell table:style-name="Tabla1.A2" office:value-type="string">
            <text:p text:style-name="P2"><text:span text:style-name="Strong_20_Emphasis"><text:span text:style-name="T4">Riyadh</text:span></text:span></text:p>
            <text:p text:style-name="P7">Imam Saud Bin Faisal Road. Al-Sahafa. Office 24<text:line-break/>Riyadh. 6106-13321<text:line-break/>Saudi Arabia</text:p>
          </table:table-cell>
          <table:table-cell table:style-name="Tabla1.A2" office:value-type="string">
            <text:p text:style-name="P10"><text:span text:style-name="T2">+966 114163324</text:span> </text:p>
          </table:table-cell>
          <table:table-cell table:style-name="Tabla1.D2" office:value-type="string">
            <text:p text:style-name="P40"><text:a xlink:type="simple" xlink:href="mailto:riyadh@ayesa.com" text:style-name="Internet_20_link" text:visited-style-name="Visited_20_Internet_20_Link"><text:span text:style-name="T5">riyadh@ayesa.com</text:span></text:a></text:p>
          </table:table-cell>
        </table:table-row>
        <table:table-row>
          <table:table-cell table:style-name="Tabla1.A2" office:value-type="string">
            <text:p text:style-name="P20">Italia</text:p>
          </table:table-cell>
          <table:table-cell table:style-name="Tabla1.A2" office:value-type="string">
            <text:p text:style-name="P2"><text:span text:style-name="Strong_20_Emphasis"><text:span text:style-name="T4">Roma</text:span></text:span></text:p>
            <text:p text:style-name="P7">Via Vincenzo Bellini n 22</text:p>
            <text:p text:style-name="P7">00198 Roma</text:p>
          </table:table-cell>
          <table:table-cell table:style-name="Tabla1.A2" office:value-type="string">
            <text:p text:style-name="P4">+(39) 0 697 79 70 40 </text:p>
            <text:p text:style-name="P7">+(39) 0 697 79 70 41 </text:p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20">Alemania</text:p>
          </table:table-cell>
          <table:table-cell table:style-name="Tabla1.A2" office:value-type="string">
            <text:p text:style-name="P2"><text:span text:style-name="Strong_20_Emphasis"><text:span text:style-name="T4">Munich</text:span></text:span></text:p>
            <text:p text:style-name="P62">Airport Business Centre<text:line-break/>Am Söldnermoos 17<text:line-break/>85399 Hallbergmooss</text:p>
          </table:table-cell>
          <table:table-cell table:style-name="Tabla1.A2" office:value-type="string">
            <text:p text:style-name="P10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20">Madrid (Tecnología y Consultaría)</text:p>
          </table:table-cell>
          <table:table-cell table:style-name="Tabla1.A2" office:value-type="string">
            <text:p text:style-name="P3"><text:span text:style-name="T2">Paseo de las Doce Estrellas, 2 1º B</text:span><text:line-break/><text:span text:style-name="T2">28042 Madrid, España</text:span></text:p>
          </table:table-cell>
          <table:table-cell table:style-name="Tabla1.A2" office:value-type="string">
            <text:p text:style-name="P48">+(34) 91 298 36 36 </text:p>
          </table:table-cell>
          <table:table-cell table:style-name="Tabla1.D2" office:value-type="string">
            <text:p text:style-name="P40"><text:a xlink:type="simple" xlink:href="mailto:madrid@ayesa.com" text:style-name="Internet_20_link" text:visited-style-name="Visited_20_Internet_20_Link"><text:span text:style-name="T5">madrid@ayesa.com</text:span></text:a></text:p>
          </table:table-cell>
        </table:table-row>
      </table:table>
      <text:p text:style-name="Standard"/>
      <text:p text:style-name="P5">Historia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2">Año</text:p>
          </table:table-cell>
          <table:table-cell table:style-name="Tabla2.A1" office:value-type="string">
            <text:p text:style-name="P42">Logro</text:p>
          </table:table-cell>
          <table:table-cell table:style-name="Tabla2.C1" office:value-type="string">
            <text:p text:style-name="P42">Descripción</text:p>
          </table:table-cell>
        </table:table-row>
        <table:table-row>
          <table:table-cell table:style-name="Tabla2.A2" office:value-type="string">
            <text:p text:style-name="P42">1966</text:p>
          </table:table-cell>
          <table:table-cell table:style-name="Tabla2.A2" office:value-type="string">
            <text:p text:style-name="P42">Ayesa gana el modelo matemático de la red de abastecimiento de Madrid.</text:p>
          </table:table-cell>
          <table:table-cell table:style-name="Tabla2.C2" office:value-type="string">
            <text:p text:style-name="P42">El equipo contó con 2 ingenieros y 5 colaboradores.</text:p>
          </table:table-cell>
        </table:table-row>
        <table:table-row table:style-name="Tabla2.3">
          <table:table-cell table:style-name="Tabla2.A2" office:value-type="string">
            <text:p text:style-name="P42">1973</text:p>
          </table:table-cell>
          <table:table-cell table:style-name="Tabla2.A2" office:value-type="string">
            <text:p text:style-name="P43">Comienza el desarrollo del proyecto del embalse de Pedrera, receptor del trasvase Tajo-Segura.</text:p>
          </table:table-cell>
          <table:table-cell table:style-name="Tabla2.C2" office:value-type="string">
            <text:p text:style-name="P43">Contó con un equipo de 20 profesionales.</text:p>
          </table:table-cell>
        </table:table-row>
        <table:table-row table:style-name="Tabla2.3">
          <table:table-cell table:style-name="Tabla2.A2" office:value-type="string">
            <text:p text:style-name="P44">1984</text:p>
          </table:table-cell>
          <table:table-cell table:style-name="Tabla2.A2" office:value-type="string">
            <text:p text:style-name="P44">Primer proyecto en el extranjero e inicio de una nueva sede.</text:p>
          </table:table-cell>
          <table:table-cell table:style-name="Tabla2.C2" office:value-type="string">
            <text:p text:style-name="P44">Se llevó a cabo el proyecto de riegos de Santa Elena en Ecuador. Además se abrió una oficina en Guayaquil.</text:p>
            <text:p text:style-name="P45">Este mismo año Sevilla fue elegida como sede de la exposición Universal de 1992. También diseño su primer <text:soft-page-break/>circuito de Formula 1 en Jerez.</text:p>
          </table:table-cell>
        </table:table-row>
        <table:table-row table:style-name="Tabla2.3">
          <table:table-cell table:style-name="Tabla2.A2" office:value-type="string">
            <text:p text:style-name="P46">1991</text:p>
          </table:table-cell>
          <table:table-cell table:style-name="Tabla2.A2" office:value-type="string">
            <text:p text:style-name="P46">Involucrada en el proyecto de la Exposición Universal y fundación de una nueva empresa.</text:p>
          </table:table-cell>
          <table:table-cell table:style-name="Tabla2.C2" office:value-type="string">
            <text:p text:style-name="P47">Se realizó el proyecto del Puente del Cachorro y se fundó una empresa para el desarrollo de instalaciones TIC.</text:p>
          </table:table-cell>
        </table:table-row>
        <table:table-row table:style-name="Tabla2.3">
          <table:table-cell table:style-name="Tabla2.A2" office:value-type="string">
            <text:p text:style-name="P29">1998</text:p>
          </table:table-cell>
          <table:table-cell table:style-name="Tabla2.A2" office:value-type="string">
            <text:p text:style-name="P28">Gana un concurso <text:span text:style-name="T15">de alta velocidad en el</text:span> AVE Madrid-Barcelona y se convierte en la primera empresa andaluza especializada en la implementación de SAP.</text:p>
          </table:table-cell>
          <table:table-cell table:style-name="Tabla2.C2" office:value-type="string">
            <text:p text:style-name="P28">Se contrata los primeros proyectos de la autopista panamericana en Perú. Además cuenta con 140 técnicos especializados en SAP.</text:p>
          </table:table-cell>
        </table:table-row>
        <table:table-row table:style-name="Tabla2.3">
          <table:table-cell table:style-name="Tabla2.A2" office:value-type="string">
            <text:p text:style-name="P30">2003</text:p>
          </table:table-cell>
          <table:table-cell table:style-name="Tabla2.A2" office:value-type="string">
            <text:p text:style-name="P26">Ayesa triplica su tamaño.</text:p>
          </table:table-cell>
          <table:table-cell table:style-name="Tabla2.C2" office:value-type="string">
            <text:p text:style-name="P25">Funda su delegación en México y ejecuta el proyecto de Acueducto II.</text:p>
          </table:table-cell>
        </table:table-row>
        <table:table-row table:style-name="Tabla2.3">
          <table:table-cell table:style-name="Tabla2.A2" office:value-type="string">
            <text:p text:style-name="P31">2006</text:p>
          </table:table-cell>
          <table:table-cell table:style-name="Tabla2.A2" office:value-type="string">
            <text:p text:style-name="P27">Punto de partida del sector industrial.</text:p>
          </table:table-cell>
          <table:table-cell table:style-name="Tabla2.C2" office:value-type="string">
            <text:p text:style-name="P32"><text:span text:style-name="T13">Adquiere una ingeniería Catalana de procesos químicos, </text:span><text:span text:style-name="T2">Mediterrània d'Enginyeria (MdE).</text:span></text:p>
          </table:table-cell>
        </table:table-row>
        <table:table-row table:style-name="Tabla2.3">
          <table:table-cell table:style-name="Tabla2.A2" office:value-type="string">
            <text:p text:style-name="P34">2010</text:p>
          </table:table-cell>
          <table:table-cell table:style-name="Tabla2.A2" office:value-type="string">
            <text:p text:style-name="P34">Aumentan las delegaciones y gana dos concursos </text:p>
          </table:table-cell>
          <table:table-cell table:style-name="Tabla2.C2" office:value-type="string">
            <text:p text:style-name="P33"><text:span text:style-name="T14">Ya tiene delegaciones en Polonia, Marruecos e India. Gana los concursos de dos proyectos en América Latina (</text:span><text:span text:style-name="T2">la línea 2 del metro de Panamá y la depuradora de Atotonilco en México DF</text:span><text:span text:style-name="T14">).</text:span></text:p>
          </table:table-cell>
        </table:table-row>
        <table:table-row table:style-name="Tabla2.3">
          <table:table-cell table:style-name="Tabla2.A2" office:value-type="string">
            <text:p text:style-name="P35">2011</text:p>
          </table:table-cell>
          <table:table-cell table:style-name="Tabla2.A2" office:value-type="string">
            <text:p text:style-name="P35">Ayesa adquiere Sadiel y logra su primer contrato en el sector aeronáutico, con AIRBUS. <text:s/></text:p>
          </table:table-cell>
          <table:table-cell table:style-name="Tabla2.C2" office:value-type="string">
            <text:p text:style-name="P35">Sadiel es una consultoría tecnológica especializada en el sector público y la distribución eléctrica, contando con mil setecientos técnicos.</text:p>
          </table:table-cell>
        </table:table-row>
        <table:table-row table:style-name="Tabla2.3">
          <table:table-cell table:style-name="Tabla2.A2" office:value-type="string">
            <text:p text:style-name="P49">2014</text:p>
          </table:table-cell>
          <table:table-cell table:style-name="Tabla2.A2" office:value-type="string">
            <text:p text:style-name="P50">Apoyada en un potente equipo de I+D+i, lidera proyectos europeos de investigación.</text:p>
          </table:table-cell>
          <table:table-cell table:style-name="Tabla2.C2" office:value-type="string">
            <text:p text:style-name="P50">Se adjudica del Netfficent, para desarrollar la gestión energética de un conjunto de hogares.</text:p>
            <text:p text:style-name="P50">Además crea soluciones para el campo de big data, gestión de flotas de coches eléctricos, perdidas en redes y aplicaciones tecnológicas de vanguardia. </text:p>
          </table:table-cell>
        </table:table-row>
        <table:table-row table:style-name="Tabla2.3">
          <table:table-cell table:style-name="Tabla2.A2" office:value-type="string">
            <text:p text:style-name="P36">2015</text:p>
          </table:table-cell>
          <table:table-cell table:style-name="Tabla2.C2" table:number-columns-spanned="2" office:value-type="string">
            <text:p text:style-name="P37">Se abre una delegación en Londres.</text:p>
          </table:table-cell>
          <table:covered-table-cell/>
        </table:table-row>
        <table:table-row table:style-name="Tabla2.13">
          <table:table-cell table:style-name="Tabla2.A2" office:value-type="string">
            <text:p text:style-name="P37">2016</text:p>
          </table:table-cell>
          <table:table-cell table:style-name="Tabla2.A2" office:value-type="string">
            <text:p text:style-name="P38">Consolidación en el mercado oriental.</text:p>
          </table:table-cell>
          <table:table-cell table:style-name="Tabla2.C2" office:value-type="string">
            <text:p text:style-name="P6"><text:span text:style-name="T6">Arabia Saudita, </text:span><text:a xlink:type="simple" xlink:href="https://es.wikipedia.org/wiki/Emiratos_Árabes_Unidos" text:style-name="Internet_20_link" text:visited-style-name="Visited_20_Internet_20_Link"><text:span text:style-name="T5">Emiratos</text:span></text:a><text:span text:style-name="T6">, India y Filipinas. </text:span><text:span text:style-name="T7">En India es una de las principales ingenierías ferroviarias. También se trabaja para clientes japoneses en el ámbito de la ingeniería química.</text:span></text:p>
          </table:table-cell>
        </table:table-row>
      </table:table>
      <text:p text:style-name="P61"/>
      <text:p text:style-name="P61"><text:soft-page-break/>Como actúan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51">Estudian</text:p>
          </table:table-cell>
          <table:table-cell table:style-name="Tabla3.B1" office:value-type="string">
            <text:list xml:id="list2770431063" text:style-name="L1">
              <text:list-item>
                <text:p text:style-name="P64">Estudios de viabilidad e informativos</text:p>
              </text:list-item>
              <text:list-item>
                <text:p text:style-name="P66">Modelos <text:span text:style-name="T16">matemáticos</text:span></text:p>
              </text:list-item>
              <text:list-item>
                <text:p text:style-name="P66"><text:span text:style-name="T16">Simulación</text:span> de procesos</text:p>
              </text:list-item>
              <text:list-item>
                <text:p text:style-name="P66">Estudios de Tráfico</text:p>
              </text:list-item>
              <text:list-item>
                <text:p text:style-name="P66">Estudios de Movilidad</text:p>
              </text:list-item>
              <text:list-item>
                <text:p text:style-name="P66"><text:span text:style-name="T16">Fenómenos</text:span> naturales (gestión de avenidas, regulaciones de cuencas, hidrología)</text:p>
              </text:list-item>
              <text:list-item>
                <text:p text:style-name="P68">Paisajismo</text:p>
              </text:list-item>
              <text:list-item>
                <text:p text:style-name="P68">Sostenibilidad</text:p>
              </text:list-item>
              <text:list-item>
                <text:p text:style-name="P68">Estudios de ruido</text:p>
              </text:list-item>
              <text:list-item>
                <text:p text:style-name="P68">Estudios de vibraciones</text:p>
              </text:list-item>
              <text:list-item>
                <text:p text:style-name="P63">Impacto ambiental (residuos <text:span text:style-name="T17">sólidos</text:span>, descontaminación, acústica y ruido)</text:p>
              </text:list-item>
              <text:list-item>
                <text:p text:style-name="P68">Transformación digital</text:p>
              </text:list-item>
              <text:list-item>
                <text:p text:style-name="P68">Simulación de procesos industriales</text:p>
              </text:list-item>
              <text:list-item>
                <text:p text:style-name="P68">Estudios de seguridad Vial</text:p>
              </text:list-item>
              <text:list-item>
                <text:p text:style-name="P70"><text:span text:style-name="T2">Estudios de eficiencia energética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52">Diseñan</text:p>
          </table:table-cell>
          <table:table-cell table:style-name="Tabla3.B2" office:value-type="string">
            <text:list xml:id="list134404871726958" text:continue-numbering="true" text:style-name="L1">
              <text:list-item>
                <text:p text:style-name="P69">Anteproyectos de obra civil e industrial</text:p>
              </text:list-item>
              <text:list-item>
                <text:p text:style-name="P68">Diseño y calculo de estructuras (elementos finitos, dinámica estructural y análisis sísmico)</text:p>
              </text:list-item>
              <text:list-item>
                <text:p text:style-name="P68">Metodología BIM</text:p>
              </text:list-item>
              <text:list-item>
                <text:p text:style-name="P68">Instalaciones industriales, urbanas y edificación</text:p>
              </text:list-item>
              <text:list-item>
                <text:p text:style-name="P68">Planes de sistemas TI</text:p>
              </text:list-item>
              <text:list-item>
                <text:p text:style-name="P68">Sistemas de gestión de la medida (smart meetering)</text:p>
              </text:list-item>
              <text:list-item>
                <text:p text:style-name="P70"><text:span text:style-name="T2">Reingeniería de procedimientos</text:span></text:p>
              </text:list-item>
              <text:list-item>
                <text:p text:style-name="P68"><text:span text:style-name="T18">Mecánica</text:span> del suelo (cimentaciones, estabilidad de taludes y túneles)</text:p>
              </text:list-item>
              <text:list-item>
                <text:p text:style-name="P68">Sistemas de movilidad sostenible (recarga de coche eléctrico y gestión de flotas)</text:p>
              </text:list-item>
              <text:list-item>
                <text:p text:style-name="P68">Sistemas inteligentes para utilities</text:p>
              </text:list-item>
              <text:list-item>
                <text:p text:style-name="P68">Diseño conceptual y básico</text:p>
              </text:list-item>
              <text:list-item>
                <text:p text:style-name="P68">Ingeniería de detalle</text:p>
              </text:list-item>
              <text:list-item>
                <text:p text:style-name="P68">Aeronaves y componentes</text:p>
              </text:list-item>
              <text:list-item>
                <text:p text:style-name="P70"><text:span text:style-name="T2">Software factory</text:span></text:p>
              </text:list-item>
              <text:list-item>
                <text:p text:style-name="P68">Ingeniería de la propiedad</text:p>
              </text:list-item>
              <text:list-item>
                <text:p text:style-name="P68">Master planning</text:p>
              </text:list-item>
              <text:list-item>
                <text:p text:style-name="P68">Acústica y ruido</text:p>
              </text:list-item>
              <text:list-item>
                <text:p text:style-name="P68">Proyectos básicos y constructivos</text:p>
              </text:list-item>
              <text:list-item>
                <text:p text:style-name="P70"><text:span text:style-name="T2">Arquitectura empresarial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53">Asesoran</text:p>
          </table:table-cell>
          <table:table-cell table:style-name="Tabla3.B2" office:value-type="string">
            <text:list xml:id="list134404588798919" text:continue-numbering="true" text:style-name="L1">
              <text:list-item>
                <text:p text:style-name="P69">Due dilligence</text:p>
              </text:list-item>
              <text:list-item>
                <text:p text:style-name="P68"><text:span text:style-name="T19">Planificación</text:span> <text:span text:style-name="T19">económica</text:span></text:p>
              </text:list-item>
              <text:list-item>
                <text:p text:style-name="P68">Estudios de rentabilidad</text:p>
              </text:list-item>
              <text:list-item>
                <text:p text:style-name="P68">Selección de implantaciones</text:p>
              </text:list-item>
              <text:list-item>
                <text:p text:style-name="P68"><text:soft-page-break/>Selección de tecnologías</text:p>
              </text:list-item>
              <text:list-item>
                <text:p text:style-name="P68">Consultoría estratégica IT</text:p>
              </text:list-item>
              <text:list-item>
                <text:p text:style-name="P70"><text:span text:style-name="T3">Energías</text:span><text:span text:style-name="T2"> renovables</text:span></text:p>
              </text:list-item>
              <text:list-item>
                <text:p text:style-name="P68">Tratamientos químicos</text:p>
              </text:list-item>
              <text:list-item>
                <text:p text:style-name="P68">Cambio <text:span text:style-name="T19">climático</text:span></text:p>
              </text:list-item>
              <text:list-item>
                <text:p text:style-name="P68">Gestión del cambio</text:p>
              </text:list-item>
              <text:list-item>
                <text:p text:style-name="P70"><text:span text:style-name="T2">Certificación de modificaciones estructurales y aviónica</text:span></text:p>
              </text:list-item>
              <text:list-item>
                <text:p text:style-name="P68">Auditorias de planes industriales</text:p>
              </text:list-item>
              <text:list-item>
                <text:p text:style-name="P68">Líneas a pulso</text:p>
              </text:list-item>
              <text:list-item>
                <text:p text:style-name="P68">Optimización de procesos de fabricación</text:p>
              </text:list-item>
              <text:list-item>
                <text:p text:style-name="P70"><text:span text:style-name="T2">Consultoría BIM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54">Supervisan</text:p>
          </table:table-cell>
          <table:table-cell table:style-name="Tabla3.B2" office:value-type="string">
            <text:list xml:id="list134404592643170" text:continue-numbering="true" text:style-name="L1">
              <text:list-item>
                <text:p text:style-name="P69">Supervisión de construcción</text:p>
              </text:list-item>
              <text:list-item>
                <text:p text:style-name="P68">Dirección de obra</text:p>
              </text:list-item>
              <text:list-item>
                <text:p text:style-name="P68">Monitorización</text:p>
              </text:list-item>
              <text:list-item>
                <text:p text:style-name="P68">Funcionamiento y eficiencia de redes de agua</text:p>
              </text:list-item>
              <text:list-item>
                <text:p text:style-name="P68">Control de calidad</text:p>
              </text:list-item>
              <text:list-item>
                <text:p text:style-name="P68">Auscultación</text:p>
              </text:list-item>
              <text:list-item>
                <text:p text:style-name="P68">Auditorias técnicas</text:p>
              </text:list-item>
              <text:list-item>
                <text:p text:style-name="P68">Comportamiento de estructuras</text:p>
              </text:list-item>
              <text:list-item>
                <text:p text:style-name="P68">Proyectos</text:p>
              </text:list-item>
              <text:list-item>
                <text:p text:style-name="P68">Mantenimiento y operación de infraestructuras: túneles, Presas, desaladoras, depuradoras de agua potable y residual, bombeos</text:p>
              </text:list-item>
              <text:list-item>
                <text:p text:style-name="P68">Comportamiento del terreno</text:p>
              </text:list-item>
            </text:list>
          </table:table-cell>
        </table:table-row>
        <table:table-row>
          <table:table-cell table:style-name="Tabla3.A2" office:value-type="string">
            <text:p>Gestionan</text:p>
          </table:table-cell>
          <table:table-cell table:style-name="Tabla3.B2" office:value-type="string">
            <text:list xml:id="list134403919190350" text:continue-numbering="true" text:style-name="L1">
              <text:list-item>
                <text:p text:style-name="P64">Project management</text:p>
              </text:list-item>
              <text:list-item>
                <text:p text:style-name="P66">EPC</text:p>
              </text:list-item>
              <text:list-item>
                <text:p text:style-name="P66">O&amp;M</text:p>
              </text:list-item>
              <text:list-item>
                <text:p text:style-name="P66">BPO (externalización de servicios): backoffice digital, atención multicanal, <text:span text:style-name="T20">gestión</text:span> financiera, de empleados, <text:span text:style-name="T20">recuperación</text:span> de IVA, gestión de puesto de trabajo, campañas y encuestas)</text:p>
              </text:list-item>
              <text:list-item>
                <text:p text:style-name="P66">Eficiencia energética</text:p>
              </text:list-item>
              <text:list-item>
                <text:p text:style-name="P66">Permitting</text:p>
              </text:list-item>
              <text:list-item>
                <text:p text:style-name="P66">Gestión de expropiaciones y barrido predial</text:p>
              </text:list-item>
              <text:list-item>
                <text:p text:style-name="P66">Mantenimiento y evolución de sistemas TI (procesos robotizados, sistemas comerciales, CRM, ERP)</text:p>
              </text:list-item>
              <text:list-item>
                <text:p text:style-name="P66">Construcción y montaje en Industria</text:p>
              </text:list-item>
              <text:list-item>
                <text:p text:style-name="P66">Gestión de compras para clientes industriales</text:p>
              </text:list-item>
              <text:list-item>
                <text:p text:style-name="P66">Planificación territorial</text:p>
              </text:list-item>
              <text:list-item>
                <text:p text:style-name="P71"><text:span text:style-name="T2">Explotación de infraestructuras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55">Implantan IT</text:p>
          </table:table-cell>
          <table:table-cell table:style-name="Tabla3.B2" office:value-type="string">
            <text:list xml:id="list2951436229" text:style-name="L2">
              <text:list-item>
                <text:p text:style-name="P65">Sistemas de información geográfica (GIS)</text:p>
              </text:list-item>
              <text:list-item>
                <text:p text:style-name="P67"><text:soft-page-break/>ERP (SAP /SAP ISU / S/4HANA)</text:p>
              </text:list-item>
              <text:list-item>
                <text:p text:style-name="P67">CRM (Salesforce, Siebel)</text:p>
              </text:list-item>
              <text:list-item>
                <text:p text:style-name="P67">Big data</text:p>
              </text:list-item>
              <text:list-item>
                <text:p text:style-name="P67">Analytics</text:p>
              </text:list-item>
              <text:list-item>
                <text:p text:style-name="P67">SAIH</text:p>
              </text:list-item>
              <text:list-item>
                <text:p text:style-name="P67">SAICA</text:p>
              </text:list-item>
              <text:list-item>
                <text:p text:style-name="P67">Sistemas de gestión económica financiera</text:p>
              </text:list-item>
              <text:list-item>
                <text:p text:style-name="P67">Sistemas TI gestión educativa</text:p>
              </text:list-item>
              <text:list-item>
                <text:p text:style-name="P67">Sistemas de gestión de RRHH</text:p>
              </text:list-item>
              <text:list-item>
                <text:p text:style-name="P67">Aplicaciones para banca </text:p>
              </text:list-item>
              <text:list-item>
                <text:p text:style-name="P67">Machine learning</text:p>
              </text:list-item>
              <text:list-item>
                <text:p text:style-name="P67">e-Learning</text:p>
              </text:list-item>
              <text:list-item>
                <text:p text:style-name="P67">Factura electrónica</text:p>
              </text:list-item>
              <text:list-item>
                <text:p text:style-name="P67">Firma digital</text:p>
              </text:list-item>
              <text:list-item>
                <text:p text:style-name="P67">Gestión documental</text:p>
              </text:list-item>
              <text:list-item>
                <text:p text:style-name="P67">Diseño y desarrollo de portales y visores </text:p>
              </text:list-item>
              <text:list-item>
                <text:p text:style-name="P67">Software factory</text:p>
              </text:list-item>
              <text:list-item>
                <text:p text:style-name="P67">Tecnología cognitiva</text:p>
              </text:list-item>
              <text:list-item>
                <text:p text:style-name="P67">Business Intelligence</text:p>
              </text:list-item>
              <text:list-item>
                <text:p text:style-name="P67">Software y hardware de control de presencia</text:p>
              </text:list-item>
            </text:list>
          </table:table-cell>
        </table:table-row>
        <table:table-row>
          <table:table-cell table:style-name="Tabla3.A2" office:value-type="string">
            <text:p text:style-name="P57">Instalan inteligencia</text:p>
          </table:table-cell>
          <table:table-cell table:style-name="Tabla3.B2" office:value-type="string">
            <text:list xml:id="list134404909790684" text:continue-numbering="true" text:style-name="L2">
              <text:list-item>
                <text:p text:style-name="P65">IoT</text:p>
              </text:list-item>
              <text:list-item>
                <text:p text:style-name="P67">Telecontrol</text:p>
              </text:list-item>
              <text:list-item>
                <text:p text:style-name="P67">Telemando</text:p>
              </text:list-item>
              <text:list-item>
                <text:p text:style-name="P67">Big data</text:p>
              </text:list-item>
              <text:list-item>
                <text:p text:style-name="P67">Ciberseguridad</text:p>
              </text:list-item>
              <text:list-item>
                <text:p text:style-name="P67">Inteligencia artificial (IA)</text:p>
              </text:list-item>
              <text:list-item>
                <text:p text:style-name="P67">Sensorización</text:p>
              </text:list-item>
              <text:list-item>
                <text:p text:style-name="P67">Infraestructura Digital</text:p>
              </text:list-item>
              <text:list-item>
                <text:p text:style-name="P67">Analytics</text:p>
              </text:list-item>
              <text:list-item>
                <text:p text:style-name="P67">Factoría digital</text:p>
              </text:list-item>
              <text:list-item>
                <text:p text:style-name="P67">Centros de datos (CPD)</text:p>
              </text:list-item>
              <text:list-item>
                <text:p text:style-name="P67">Business Intelligence</text:p>
              </text:list-item>
              <text:list-item>
                <text:p text:style-name="P67">Machine learning</text:p>
              </text:list-item>
              <text:list-item>
                <text:p text:style-name="P67">Soluciones de Movilidad</text:p>
              </text:list-item>
            </text:list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iberation " svg:font-family="Liberation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b4f4"/>
    </style:style>
    <style:style style:name="MT1" style:family="text">
      <style:text-properties officeooo:rsid="0007b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tudio Estructur<text:span text:style-name="MT1">a</text:span> AYESA<text:tab/><text:tab/>Yeray Campanario Fernánd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09:46:38.738000000</meta:creation-date>
    <dc:date>2020-05-13T13:43:50.031000000</dc:date>
    <meta:editing-duration>PT2H12M47S</meta:editing-duration>
    <meta:editing-cycles>66</meta:editing-cycles>
    <meta:generator>LibreOffice/6.2.0.3$Windows_X86_64 LibreOffice_project/98c6a8a1c6c7b144ce3cc729e34964b47ce25d62</meta:generator>
    <meta:document-statistic meta:table-count="3" meta:image-count="0" meta:object-count="0" meta:page-count="7" meta:paragraph-count="273" meta:word-count="1414" meta:character-count="8734" meta:non-whitespace-character-count="7682"/>
  </office:meta>
</office:document-meta>
</file>